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FE35E095A014DC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366cm, 20.5cm, 11.362cm, 8.55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795cm" svg:height="5.461cm" svg:x="1.027cm" svg:y="1cm">
          <draw:image xlink:href="Pictures/100002010000078000000438FE35E095A014DC4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5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20T17:31:05.534093070</dc:date>
    <meta:editing-duration>PT10M49S</meta:editing-duration>
    <meta:editing-cycles>1</meta:editing-cycles>
    <meta:document-statistic meta:object-count="1"/>
    <meta:generator>LibreOffice/6.0.7.3$Linux_X86_64 LibreOffice_project/00m0$Build-3</meta:generator>
  </office:meta>
</office:document-meta>
</file>